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14872DB0AADBBD09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adornments="Semibol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roman" style:font-pitch="variable"/>
    <style:font-face style:name="Noto Sans2" svg:font-family="'Noto Sans'" style:font-adornments="Semibold" style:font-family-generic="swiss" style:font-pitch="variable"/>
    <style:font-face style:name="Noto Sans3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80373" draw:fill-image-name="Shingle" presentation:display-footer="false" presentation:display-page-number="false" presentation:display-date-time="false" smil:type="miscShapeWipe" smil:subtype="rightCenter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Shingle" presentation:display-footer="false" presentation:display-page-number="true" presentation:display-date-time="false" smil:type="miscShapeWipe" smil:subtype="bottomRight"/>
    </style:style>
    <style:style style:name="dp4" style:family="drawing-page">
      <style:drawing-page-properties presentation:background-visible="true" presentation:background-objects-visible="true" draw:fill="bitmap" draw:fill-image-name="Shingle" presentation:display-footer="false" presentation:display-page-number="true" presentation:display-date-time="false" smil:type="miscShapeWipe" smil:subtype="horizontal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miscShapeWipe" smil:subtype="horizontal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Midnightblue-title">
      <style:graphic-properties draw:auto-grow-height="true" fo:min-height="4.663cm"/>
      <style:paragraph-properties style:writing-mode="lr-tb"/>
    </style:style>
    <style:style style:name="pr2" style:family="presentation" style:parent-style-name="Midnightblue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2-title">
      <style:graphic-properties fo:min-height="4.501cm" draw:shadow="visible" draw:shadow-offset-x="0.071cm" draw:shadow-offset-y="0.071cm" draw:shadow-opacity="18%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4.501cm"/>
      <style:paragraph-properties style:writing-mode="lr-tb"/>
    </style:style>
    <style:style style:name="pr8" style:family="presentation" style:parent-style-name="Midnightblue2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333333" loext:opacity="100%" style:font-name="FreeSerif" fo:font-size="44pt" fo:font-style="normal" fo:text-shadow="1pt 1pt" style:font-size-asian="44pt" style:font-style-asian="normal" style:font-size-complex="44pt" style:font-style-complex="normal"/>
    </style:style>
    <style:style style:name="P3" style:family="paragraph">
      <style:text-properties fo:color="#000000" loext:opacity="100%"/>
    </style:style>
    <style:style style:name="P4" style:family="paragraph">
      <loext:graphic-properties draw:fill-color="#ffffff"/>
      <style:paragraph-properties style:writing-mode="lr-tb"/>
      <style:text-properties fo:color="#000000" loext:opacity="100%" style:font-name="FreeSerif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FreeSerif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color="#333333" loext:opacity="100%" style:font-name="FreeSerif" fo:font-size="44pt" fo:font-style="normal" fo:text-shadow="1pt 1pt" style:font-size-asian="44pt" style:font-style-asian="normal" style:font-size-complex="44pt" style:font-style-complex="normal"/>
    </style:style>
    <style:style style:name="T2" style:family="text">
      <style:text-properties fo:color="#000000" loext:opacity="100%" style:font-name="FreeSerif"/>
    </style:style>
    <style:style style:name="T3" style:family="text">
      <style:text-properties style:font-name="FreeSerif" fo:font-size="32pt" style:font-size-asian="32pt" style:font-size-complex="32pt"/>
    </style:style>
    <style:style style:name="T4" style:family="text">
      <style:text-properties style:font-name="FreeSerif"/>
    </style:style>
    <style:style style:name="T5" style:family="text">
      <style:text-properties style:font-name="FreeSerif" fo:font-size="16pt" style:font-size-asian="16pt" style:font-size-complex="16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FreeSerif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 xml:id="id1" draw:id="id1">
        <office:forms form:automatic-focus="false" form:apply-design-mode="false"/>
        <draw:frame presentation:style-name="pr1" draw:text-style-name="P2" draw:layer="layout" svg:width="26cm" svg:height="4.663cm" svg:x="1cm" svg:y="6.542cm" presentation:class="title" presentation:user-transformed="true">
          <draw:text-box>
            <text:p text:style-name="P1"><text:span text:style-name="T1">House prices related to number of beedrooms</text:span><text:span text:style-name="T1"><text:line-break/></text:span><text:span text:style-name="T1"/></text:p>
          </draw:text-box>
        </draw:frame>
        <draw:frame presentation:style-name="pr2" draw:text-style-name="P4" draw:layer="layout" svg:width="26cm" svg:height="4.125cm" svg:x="1cm" svg:y="10.875cm" presentation:class="subtitle" presentation:user-transformed="true">
          <draw:text-box>
            <text:p text:style-name="P3"><text:span text:style-name="T2">Analysis for a market research using the Hypothesis Testing</text:span></text:p>
          </draw:text-box>
        </draw:frame>
        <anim:par presentation:node-type="timing-root">
          <anim:par smil:begin="id1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xml:id="id2" draw:id="id2">
        <office:forms form:automatic-focus="false" form:apply-design-mode="false"/>
        <draw:frame presentation:style-name="pr4" draw:text-style-name="P6" draw:layer="layout" svg:width="26cm" svg:height="10.5cm" svg:x="0.5cm" svg:y="4.125cm" presentation:class="outline" presentation:user-transformed="true">
          <draw:text-box>
            <text:list text:style-name="L2">
              <text:list-header>
                <text:p><text:span text:style-name="T3">Data </text:span><text:span text:style-name="T3">dictionary</text:span></text:p>
                <text:p><text:span text:style-name="T2">Headers:</text:span><text:span text:style-name="T4"><text:line-break/></text:span><text:span text:style-name="T5">"CRIM", "ZN", "INDUS", </text:span><text:span text:style-name="T5">"CHAS", "NOX", "RM", </text:span><text:span text:style-name="T5">"AGE", "DIS", "RAD", </text:span><text:span text:style-name="T5">"TAX", "PTRATIO", "B", </text:span><text:span text:style-name="T5">"LSTAT", "MEDV"</text:span></text:p>
                <text:p><text:span text:style-name="T6">Da</text:span><text:span text:style-name="T2">ta source:</text:span><text:span text:style-name="T4"><text:line-break/></text:span><text:span text:style-name="T4"> </text:span><text:span text:style-name="T5">pd.read_csv("/home/gaio/Docu</text:span><text:span text:style-name="T5">ments/GitHub/iod-linux/DAT</text:span><text:span text:style-name="T5">A/housing.data", </text:span><text:span text:style-name="T5">header=None, names=names, </text:span><text:span text:style-name="T5">delim_whitespace=True)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2" presentation:presentation-page-layout-name="AL3T19" xml:id="id3" draw:id="id3">
        <office:forms form:automatic-focus="false" form:apply-design-mode="false"/>
        <draw:frame presentation:style-name="pr5" draw:text-style-name="P7" draw:layer="layout" svg:width="13cm" svg:height="4.5cm" svg:x="7.5cm" svg:y="4.125cm" presentation:class="title">
          <draw:text-box>
            <text:p>Difference between distribution <text:s/>of price <text:line-break/>of a Large house <text:s/>&amp; Small house</text:p>
          </draw:text-box>
        </draw:frame>
        <anim:par presentation:node-type="timing-root">
          <anim:par smil:begin="id3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idnightblue2" presentation:presentation-page-layout-name="AL3T19" xml:id="id4" draw:id="id4">
        <office:forms form:automatic-focus="false" form:apply-design-mode="false"/>
        <draw:frame presentation:style-name="pr7" draw:text-style-name="P8" draw:layer="layout" svg:width="13cm" svg:height="4.5cm" svg:x="7.5cm" svg:y="4.125cm" presentation:class="title" presentation:user-transformed="true">
          <draw:text-box>
            <text:p><text:span text:style-name="T7">Check the mean price value of a house with more than 6 bedroom and less than 6 bedrooms</text:span></text:p>
          </draw:text-box>
        </draw:frame>
        <anim:par presentation:node-type="timing-root">
          <anim:par smil:begin="id4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Midnightblue2" presentation:presentation-page-layout-name="AL3T19" xml:id="id5" draw:id="id5">
        <office:forms form:automatic-focus="false" form:apply-design-mode="false"/>
        <draw:frame presentation:style-name="pr7" draw:text-style-name="P7" draw:layer="layout" svg:width="13cm" svg:height="4.5cm" svg:x="7.5cm" svg:y="4.125cm" presentation:class="title">
          <draw:text-box>
            <text:p>Resoults:<text:line-break/><text:span text:style-name="T8">the average price of a house over 6 bedroom is: 24.22380952380953</text:span><text:span text:style-name="T8"><text:line-break/></text:span><text:span text:style-name="T8">the average price of a house under 6 bedroom is:</text:span><text:span text:style-name="T8"><text:line-break/></text:span><text:span text:style-name="T8"> 17.77857142857143</text:span></text:p>
          </draw:text-box>
        </draw:frame>
        <anim:par presentation:node-type="timing-root">
          <anim:par smil:begin="id5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Midnightblue2" presentation:presentation-page-layout-name="AL3T19" xml:id="id6" draw:id="id6">
        <office:forms form:automatic-focus="false" form:apply-design-mode="false"/>
        <draw:frame presentation:style-name="pr7" draw:text-style-name="P7" draw:layer="layout" svg:width="13cm" svg:height="4.5cm" svg:x="7.5cm" svg:y="4.5cm" presentation:class="title" presentation:placeholder="true" presentation:user-transformed="true">
          <draw:text-box/>
        </draw:frame>
        <draw:frame draw:style-name="gr2" draw:layer="layout" svg:width="18.325cm" svg:height="228.487cm" svg:x="4.837cm" svg:y="-106.369cm">
          <draw:object xlink:href="../../../DATA/housing.data.ods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6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adornments="Semibol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roman" style:font-pitch="variable"/>
    <style:font-face style:name="Noto Sans2" svg:font-family="'Noto Sans'" style:font-adornments="Semibold" style:font-family-generic="swiss" style:font-pitch="variable"/>
    <style:font-face style:name="Noto Sans3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Shingle" xlink:href="Pictures/10000000000000080000000814872DB0AADBBD0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3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3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3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3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3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3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3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3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3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3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3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3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3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3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3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7T22:15:34.111360021</meta:creation-date>
    <meta:editing-duration>PT18M53S</meta:editing-duration>
    <meta:editing-cycles>5</meta:editing-cycles>
    <meta:generator>LibreOffice/7.3.7.2$Linux_X86_64 LibreOffice_project/30$Build-2</meta:generator>
    <dc:title>Midnightblue</dc:title>
    <dc:date>2022-11-28T00:52:20.457731697</dc:date>
    <meta:document-statistic meta:object-count="70"/>
  </office:meta>
</office:document-meta>
</file>